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94e0" officeooo:paragraph-rsid="001a94e0"/>
    </style:style>
    <style:style style:name="P2" style:family="paragraph" style:parent-style-name="Standard">
      <style:text-properties officeooo:rsid="001a94e0" officeooo:paragraph-rsid="001f53af"/>
    </style:style>
    <style:style style:name="P3" style:family="paragraph" style:parent-style-name="Standard">
      <style:text-properties officeooo:rsid="001a94e0" officeooo:paragraph-rsid="002b36c4"/>
    </style:style>
    <style:style style:name="P4" style:family="paragraph" style:parent-style-name="Standard">
      <style:text-properties officeooo:rsid="001a94e0" officeooo:paragraph-rsid="00310391"/>
    </style:style>
    <style:style style:name="P5" style:family="paragraph" style:parent-style-name="Standard">
      <style:text-properties officeooo:rsid="001a94e0" officeooo:paragraph-rsid="0031ff8f"/>
    </style:style>
    <style:style style:name="P6" style:family="paragraph" style:parent-style-name="Standard">
      <style:text-properties officeooo:rsid="001a94e0" officeooo:paragraph-rsid="003de32b"/>
    </style:style>
    <style:style style:name="P7" style:family="paragraph" style:parent-style-name="Standard">
      <style:text-properties officeooo:rsid="001a94e0" officeooo:paragraph-rsid="0044a469"/>
    </style:style>
    <style:style style:name="P8" style:family="paragraph" style:parent-style-name="Standard">
      <style:text-properties officeooo:rsid="001aa361" officeooo:paragraph-rsid="001aa361"/>
    </style:style>
    <style:style style:name="P9" style:family="paragraph" style:parent-style-name="Standard">
      <style:text-properties officeooo:rsid="001cf48d" officeooo:paragraph-rsid="001cf48d"/>
    </style:style>
    <style:style style:name="P10" style:family="paragraph" style:parent-style-name="Standard">
      <style:text-properties officeooo:rsid="001ff23d" officeooo:paragraph-rsid="001ff23d"/>
    </style:style>
    <style:style style:name="P11" style:family="paragraph" style:parent-style-name="Standard">
      <style:text-properties officeooo:rsid="0021590f" officeooo:paragraph-rsid="0021590f"/>
    </style:style>
    <style:style style:name="P12" style:family="paragraph" style:parent-style-name="Standard">
      <style:text-properties style:text-underline-style="none" officeooo:rsid="0027429d" officeooo:paragraph-rsid="0027429d"/>
    </style:style>
    <style:style style:name="P13" style:family="paragraph" style:parent-style-name="Standard">
      <style:text-properties style:text-underline-style="none" officeooo:rsid="0027429d" officeooo:paragraph-rsid="0028d5e0"/>
    </style:style>
    <style:style style:name="P14" style:family="paragraph" style:parent-style-name="Standard">
      <style:text-properties style:text-underline-style="none" officeooo:rsid="00276683" officeooo:paragraph-rsid="00276683"/>
    </style:style>
    <style:style style:name="P15" style:family="paragraph" style:parent-style-name="Standard">
      <style:text-properties style:text-underline-style="none" officeooo:rsid="0028d5e0" officeooo:paragraph-rsid="0028d5e0"/>
    </style:style>
    <style:style style:name="P16" style:family="paragraph" style:parent-style-name="Standard">
      <style:text-properties style:text-underline-style="none" officeooo:rsid="002ab745" officeooo:paragraph-rsid="002ab745"/>
    </style:style>
    <style:style style:name="P17" style:family="paragraph" style:parent-style-name="Standard">
      <style:text-properties style:text-underline-style="none" officeooo:rsid="002b36c4" officeooo:paragraph-rsid="0028d5e0"/>
    </style:style>
    <style:style style:name="P18" style:family="paragraph" style:parent-style-name="Standard">
      <style:text-properties style:text-underline-style="none" officeooo:rsid="002b36c4" officeooo:paragraph-rsid="002b36c4"/>
    </style:style>
    <style:style style:name="P19" style:family="paragraph" style:parent-style-name="Standard">
      <style:text-properties style:text-underline-style="none" officeooo:rsid="002f82cc" officeooo:paragraph-rsid="002f82cc"/>
    </style:style>
    <style:style style:name="P20" style:family="paragraph" style:parent-style-name="Standard">
      <style:text-properties officeooo:rsid="00310391" officeooo:paragraph-rsid="00310391"/>
    </style:style>
    <style:style style:name="P21" style:family="paragraph" style:parent-style-name="Standard">
      <style:text-properties officeooo:rsid="0031ff8f" officeooo:paragraph-rsid="0031ff8f"/>
    </style:style>
    <style:style style:name="P22" style:family="paragraph" style:parent-style-name="Standard">
      <style:text-properties officeooo:rsid="0032ce1c" officeooo:paragraph-rsid="0032ce1c"/>
    </style:style>
    <style:style style:name="P23" style:family="paragraph" style:parent-style-name="Standard">
      <style:text-properties officeooo:rsid="0036e775" officeooo:paragraph-rsid="0036e775"/>
    </style:style>
    <style:style style:name="P24" style:family="paragraph" style:parent-style-name="Standard">
      <style:text-properties officeooo:rsid="003de32b" officeooo:paragraph-rsid="003de32b"/>
    </style:style>
    <style:style style:name="P25" style:family="paragraph" style:parent-style-name="Standard">
      <style:text-properties officeooo:rsid="003de32b" officeooo:paragraph-rsid="00425a49"/>
    </style:style>
    <style:style style:name="P26" style:family="paragraph" style:parent-style-name="Standard">
      <style:text-properties officeooo:rsid="003de32b" officeooo:paragraph-rsid="00437c5d"/>
    </style:style>
    <style:style style:name="T1" style:family="text">
      <style:text-properties officeooo:rsid="001b2719"/>
    </style:style>
    <style:style style:name="T2" style:family="text">
      <style:text-properties officeooo:rsid="001c0f12"/>
    </style:style>
    <style:style style:name="T3" style:family="text">
      <style:text-properties officeooo:rsid="001d30a1"/>
    </style:style>
    <style:style style:name="T4" style:family="text">
      <style:text-properties officeooo:rsid="00248a1f"/>
    </style:style>
    <style:style style:name="T5" style:family="text">
      <style:text-properties officeooo:rsid="00258600"/>
    </style:style>
    <style:style style:name="T6" style:family="text">
      <style:text-properties officeooo:rsid="0028d5e0"/>
    </style:style>
    <style:style style:name="T7" style:family="text">
      <style:text-properties officeooo:rsid="0031ff8f"/>
    </style:style>
    <style:style style:name="T8" style:family="text">
      <style:text-properties officeooo:rsid="0032ce1c"/>
    </style:style>
    <style:style style:name="T9" style:family="text">
      <style:text-properties officeooo:rsid="00346dec"/>
    </style:style>
    <style:style style:name="T10" style:family="text">
      <style:text-properties officeooo:rsid="003587bf"/>
    </style:style>
    <style:style style:name="T11" style:family="text">
      <style:text-properties officeooo:rsid="00369798"/>
    </style:style>
    <style:style style:name="T12" style:family="text">
      <style:text-properties officeooo:rsid="0037c4fc"/>
    </style:style>
    <style:style style:name="T13" style:family="text">
      <style:text-properties officeooo:rsid="00392d9a"/>
    </style:style>
    <style:style style:name="T14" style:family="text">
      <style:text-properties officeooo:rsid="003b8d31"/>
    </style:style>
    <style:style style:name="T15" style:family="text">
      <style:text-properties officeooo:rsid="003c07c7"/>
    </style:style>
    <style:style style:name="T16" style:family="text">
      <style:text-properties officeooo:rsid="003c72ee"/>
    </style:style>
    <style:style style:name="T17" style:family="text">
      <style:text-properties officeooo:rsid="003edb3e"/>
    </style:style>
    <style:style style:name="T18" style:family="text">
      <style:text-properties officeooo:rsid="003f34e1"/>
    </style:style>
    <style:style style:name="T19" style:family="text">
      <style:text-properties officeooo:rsid="003ff029"/>
    </style:style>
    <style:style style:name="T20" style:family="text">
      <style:text-properties officeooo:rsid="00405b0e"/>
    </style:style>
    <style:style style:name="T21" style:family="text">
      <style:text-properties officeooo:rsid="00417760"/>
    </style:style>
    <style:style style:name="T22" style:family="text">
      <style:text-properties officeooo:rsid="00425a49"/>
    </style:style>
    <style:style style:name="T23" style:family="text">
      <style:text-properties officeooo:rsid="00437c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 </text:p>
      <text:p text:style-name="P1"/>
      <text:p text:style-name="P1">boas práticas em segurança de informação 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8">Introdução </text:p>
      <text:p text:style-name="P8">vídeo 1</text:p>
      <text:p text:style-name="P8"/>
      <text:p text:style-name="P8">-não basta ter um sistema de segurança de informação integrado em uma organização, sendo que os seus funcionários não estão devidamente treinados e preparados para usar e seguir as normas de segurança da informação.</text:p>
      <text:p text:style-name="P8">-<text:span text:style-name="T1">Devido ao grande aumento de transações feitas on line por diversos tipos de objetos, consequentemente a demanda por segurança aumentou. </text:span></text:p>
      <text:p text:style-name="P8">-<text:span text:style-name="T2">consequentemente aumentou as ameaças cibernéticas </text:span></text:p>
      <text:p text:style-name="P8"/>
      <text:p text:style-name="P9">fatores que afetam a segurança da informação: </text:p>
      <text:p text:style-name="P9">-<text:span text:style-name="T3">falhas físicas e lógicas</text:span></text:p>
      <text:p text:style-name="P9">-<text:span text:style-name="T3">vulnerabilidade de programas </text:span></text:p>
      <text:p text:style-name="P9">-<text:span text:style-name="T3">infraestrutura mal-configurada </text:span></text:p>
      <text:p text:style-name="P9">-<text:span text:style-name="T3">falta de conscientização e capacitação dos indivíduos </text:span></text:p>
      <text:p text:style-name="P9">-<text:span text:style-name="T3">ausência de controle de acesso </text:span></text:p>
      <text:p text:style-name="P9">-<text:span text:style-name="T3">enexistência de planos de gerenciamento de segurança </text:span></text:p>
      <text:p text:style-name="P9">-<text:span text:style-name="T3">falta de planos de continuidade e conformidade</text:span></text:p>
      <text:p text:style-name="P2">------------------------------------------------------------------------------------------------------------------------</text:p>
      <text:p text:style-name="P2"/>
      <text:p text:style-name="P2">------------------------------------------------------------------------------------------------------------------------</text:p>
      <text:p text:style-name="P10">A importância das boas práticas em segurança da informação </text:p>
      <text:p text:style-name="P10">vídeo 2 </text:p>
      <text:p text:style-name="P10"/>
      <text:p text:style-name="P11">-Tendo em vista que usamos nossos dados para quase tudo hoje em dia(entretedimento, finaças, compras, trabalho etc..) a segurança desses dados precisam estar garantida.</text:p>
      <text:p text:style-name="P11"/>
      <text:p text:style-name="P11">-disciplina para criar e gerenciar senhas para acessar os nossos dados;</text:p>
      <text:p text:style-name="P11">-<text:span text:style-name="T4">manter os sistemas atualizados;</text:span></text:p>
      <text:p text:style-name="P11">-<text:span text:style-name="T4">não clicar em links de sites não confiáveis;</text:span></text:p>
      <text:p text:style-name="P11">-<text:span text:style-name="T5">sem manter informado sobre golpes e técnicas para combatê-los;</text:span></text:p>
      <text:p text:style-name="P11"/>
      <text:p text:style-name="P12">Tendo em vista estas necessidades e cuidados, surgem processos formais para tratar isso: </text:p>
      <text:p text:style-name="P12">ISO/IEC 27001 e ISO/IEC 27002</text:p>
      <text:p text:style-name="P12"/>
      <text:p text:style-name="P12">-ISO/IEC 27001</text:p>
      <text:p text:style-name="P14">objetivo: prover requisitos para estabelecer, implementar, manter e melhorar continuamente um SGSI- sistema de gestão de segurança da informação. (DEVE)</text:p>
      <text:p text:style-name="P14"/>
      <text:p text:style-name="P13">ISO/IEC 2700<text:span text:style-name="T6">2</text:span></text:p>
      <text:p text:style-name="P15">objetivo: estabelecer diretrizes e princípios gerais para iniciar, implementar, manter e melhorar a gestão da seg. da informação.</text:p>
      <text:p text:style-name="P15">-gerenciamento de controle (CONVEM)</text:p>
      <text:p text:style-name="P17"/>
      <text:p text:style-name="P15"/>
      <text:p text:style-name="P16">Gerenciamento de senhas </text:p>
      <text:p text:style-name="P16"><text:soft-page-break/>-cuidados gerais em relação ao nível de dificuldade da senha, se nunca anotar em papel, em não compartilhar a mesma. </text:p>
      <text:p text:style-name="P16"/>
      <text:p text:style-name="P3">------------------------------------------------------------------------------------------------------------------------</text:p>
      <text:p text:style-name="P3"/>
      <text:p text:style-name="P18">primeiros passos </text:p>
      <text:p text:style-name="P18"/>
      <text:p text:style-name="P18">-não compartilhar senhas (de programaspc, aplicativos etc…)</text:p>
      <text:p text:style-name="P18">-usar anti-virus e manter atualizado </text:p>
      <text:p text:style-name="P18">-cuidado com sites não confiáveis</text:p>
      <text:p text:style-name="P18">-cuidado com links ou downloads de locais desconhecidos ou e-mails </text:p>
      <text:p text:style-name="P18">-fazer back-up regularmente </text:p>
      <text:p text:style-name="P18">-habilitar o firewall do sistema </text:p>
      <text:p text:style-name="P18">-manter o sistema atualizado </text:p>
      <text:p text:style-name="P4">------------------------------------------------------------------------------------------------------------------------</text:p>
      <text:p text:style-name="P4"/>
      <text:p text:style-name="P4">------------------------------------------------------------------------------------------------------------------------</text:p>
      <text:p text:style-name="P20">gerenciamento de senhas </text:p>
      <text:p text:style-name="P20"/>
      <text:p text:style-name="P20">-senha é um recurso de segurança, de autenticação </text:p>
      <text:p text:style-name="P20"/>
      <text:p text:style-name="P20">para que ela seja efetiva é necessário: </text:p>
      <text:p text:style-name="P20">-é intransferível e particular</text:p>
      <text:p text:style-name="P20">-uma senha segura deve ter pelo menos 8 caracteres, entre maiúsculas e minúsculas, caracteres especiais e números </text:p>
      <text:p text:style-name="P20">-<text:span text:style-name="T7">periódicamente as senhas devem ser alteradas, mesmo que seja trabalhoso </text:span></text:p>
      <text:p text:style-name="P20">-<text:span text:style-name="T7">investir na educação dos usuários do sistema, com o objetivo de ter um ambiente seguro </text:span></text:p>
      <text:p text:style-name="P20">-<text:span text:style-name="T7">evitar senhas com dados pessoais obvios, datas comemorativas pessoais, placas de carro etc..</text:span></text:p>
      <text:p text:style-name="P20">-<text:span text:style-name="T7">não utilizar a mesma senha para tudo </text:span></text:p>
      <text:p text:style-name="P5">------------------------------------------------------------------------------------------------------------------------</text:p>
      <text:p text:style-name="P5"/>
      <text:p text:style-name="P5">------------------------------------------------------------------------------------------------------------------------</text:p>
      <text:p text:style-name="P21">treinamento </text:p>
      <text:p text:style-name="P21"/>
      <text:p text:style-name="P22">o que é phishing?</text:p>
      <text:p text:style-name="P21">-<text:span text:style-name="T8">tipo de fraude online, ocorre por meio de sites e e-mails falsos, oferecendo link para o usuario clicar ou pedindo dados pessoas com a desculpa de cadastro e atualização </text:span></text:p>
      <text:p text:style-name="P21">-<text:span text:style-name="T8">com essa ação, pode roubar senhas e acesso a dados importantes, como bancario </text:span></text:p>
      <text:p text:style-name="P21">-<text:span text:style-name="T9">este acesso também pode ser da rede pessoal ou corporativa do usuario, gerando ainda mais transtornos </text:span></text:p>
      <text:p text:style-name="P21"/>
      <text:p text:style-name="P21">-<text:span text:style-name="T10">em uma organização, estando todos bem instruídos sobre esse tipo de cuidado, é possível reduzir os riscos </text:span></text:p>
      <text:p text:style-name="P21">-<text:span text:style-name="T11">os treinamentos de prevenção devem ser constantes e atualizados, para solidificar os cuidados no dia dia do funcionário </text:span></text:p>
      <text:p text:style-name="P21"/>
      <text:p text:style-name="P23">vídeo 3</text:p>
      <text:p text:style-name="P23">-<text:span text:style-name="T12">phishing é baseado em engenharia social, pois trata-se de coleta de dados, envio de e-mail, espera uma brecha. Não é uma técnica sofisticada, porem oferece risco, pois pode coletar dados indivíduos. </text:span></text:p>
      <text:p text:style-name="P23">-<text:span text:style-name="T13">Programas de treinamento e conscientização é fundamental.</text:span></text:p>
      <text:p text:style-name="P23">-<text:span text:style-name="T14">sites seguros geralmente são HTTPS </text:span></text:p>
      <text:p text:style-name="P23">-<text:span text:style-name="T15">todo sistema é vulnerável </text:span></text:p>
      <text:p text:style-name="P23"><text:soft-page-break/>-<text:span text:style-name="T16">não usar senhas repetidas </text:span></text:p>
      <text:p text:style-name="P23"/>
      <text:p text:style-name="P6">------------------------------------------------------------------------------------------------------------------------</text:p>
      <text:p text:style-name="P6"/>
      <text:p text:style-name="P6">------------------------------------------------------------------------------------------------------------------------</text:p>
      <text:p text:style-name="P24">Mecanismos de proteção </text:p>
      <text:p text:style-name="P24"/>
      <text:p text:style-name="P24">eles podem ser:</text:p>
      <text:p text:style-name="P24">ações ou recursos, podem ser físicos ou lógicos, como por exemplo;</text:p>
      <text:p text:style-name="P24">-fechaduras ou portas </text:p>
      <text:p text:style-name="P24">-sistemas de informação como anti virus e controles de acesso </text:p>
      <text:p text:style-name="P24"/>
      <text:p text:style-name="P24">Princípios de mecanismos de proteção: </text:p>
      <text:p text:style-name="P24">-objetividade do mecanismo <text:span text:style-name="T22">(deve ser simples, pequeno e objetivo. Deve ser feito para aquilo)</text:span></text:p>
      <text:p text:style-name="P25">-<text:span text:style-name="T17">padrões a prova de falhas </text:span><text:span text:style-name="T22">(o padrão é a falta de acesso, muitos níveis de acesso é exceção)</text:span></text:p>
      <text:p text:style-name="P24">-<text:span text:style-name="T18">mediação completa </text:span><text:span text:style-name="T23">(o sistema de proteção deve participar e estar a parte de qualquer ação)</text:span></text:p>
      <text:p text:style-name="P24">-<text:span text:style-name="T19">projeto aberto </text:span><text:span text:style-name="T23">(por ser aberto, pode ser revisado por diversos especialistas pelo mundo, e melhorado)</text:span></text:p>
      <text:p text:style-name="P26">-<text:span text:style-name="T20">separação de privilégios (</text:span><text:span text:style-name="T23">sistema de 2 chaves, com pessoas diferentes, níveis de acessos diferentes</text:span><text:span text:style-name="T20">)</text:span></text:p>
      <text:p text:style-name="P26"><text:span text:style-name="T23">privilégio mínimo (por padrão, todos tem o nivel básico, sendo que, os demais níveis são a exceção)</text:span></text:p>
      <text:p text:style-name="P26"><text:span text:style-name="T23">compartilhamento mínimo (quando um sistema ligaod a outro é corrompido, o outro é comprometido)</text:span><text:span text:style-name="T20"> </text:span></text:p>
      <text:p text:style-name="P24">-<text:span text:style-name="T21">aceitação psicológicas </text:span><text:span text:style-name="T23">(sistema intuitivo e de facil aceitação)</text:span></text:p>
      <text:p text:style-name="P24"/>
      <text:p text:style-name="P24">-<text:span text:style-name="T21">servem para direcionar as ações e os meios sejam eficazes. </text:span></text:p>
      <text:p text:style-name="P7">------------------------------------------------------------------------------------------------------------------------</text:p>
      <text:p text:style-name="P7"/>
      <text:p text:style-name="P24"/>
      <text:p text:style-name="P24"/>
      <text:p text:style-name="P21"/>
      <text:p text:style-name="P20"/>
      <text:p text:style-name="P20"/>
      <text:p text:style-name="P20"/>
      <text:p text:style-name="P20"/>
      <text:p text:style-name="P20"/>
      <text:p text:style-name="P18"/>
      <text:p text:style-name="P19"/>
      <text:p text:style-name="P18"/>
      <text:p text:style-name="P15"/>
      <text:p text:style-name="P14"/>
      <text:p text:style-name="P14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1T15:13:40.462000000</dc:date>
    <meta:editing-duration>PT3H41M52S</meta:editing-duration>
    <meta:editing-cycles>44</meta:editing-cycles>
    <meta:generator>LibreOffice/7.4.0.3$Windows_X86_64 LibreOffice_project/f85e47c08ddd19c015c0114a68350214f7066f5a</meta:generator>
    <meta:document-statistic meta:table-count="0" meta:image-count="0" meta:object-count="0" meta:page-count="3" meta:paragraph-count="87" meta:word-count="713" meta:character-count="6002" meta:non-whitespace-character-count="5331"/>
  </office:meta>
</office:document-meta>
</file>